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51109646F8DE0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9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6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37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38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95b01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cf1f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3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5bdde5" officeooo:paragraph-rsid="005bdde5" style:font-size-asian="20pt" style:font-weight-asian="bold" style:font-size-complex="20pt"/>
    </style:style>
    <style:style style:name="P56" style:family="paragraph" style:parent-style-name="Table_20_Contents">
      <style:text-properties fo:color="#000080" style:font-name="Arial" fo:font-size="11pt" officeooo:paragraph-rsid="005cf1f7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officeooo:rsid="00319152" style:font-weight-asian="bold" style:font-weight-complex="bold"/>
    </style:style>
    <style:style style:name="T8" style:family="text">
      <style:text-properties fo:font-weight="bold" officeooo:rsid="005731cd" style:font-weight-asian="bold" style:font-weight-complex="bold"/>
    </style:style>
    <style:style style:name="T9" style:family="text">
      <style:text-properties fo:font-weight="bold" officeooo:rsid="00595b01" style:font-weight-asian="bold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style:font-name="Ubuntu Mono" fo:font-weight="bold" officeooo:rsid="00595b01" style:font-weight-asian="bold" style:font-weight-complex="bold"/>
    </style:style>
    <style:style style:name="T12" style:family="text">
      <style:text-properties officeooo:rsid="00202652"/>
    </style:style>
    <style:style style:name="T13" style:family="text">
      <style:text-properties style:font-name="Arial"/>
    </style:style>
    <style:style style:name="T14" style:family="text">
      <style:text-properties style:font-name="Arial" officeooo:rsid="00319152"/>
    </style:style>
    <style:style style:name="T15" style:family="text">
      <style:text-properties style:font-name="Arial" officeooo:rsid="005cf1f7"/>
    </style:style>
    <style:style style:name="T16" style:family="text">
      <style:text-properties style:font-name="Ubuntu Mono" fo:font-weight="bold" style:font-weight-asian="bold" style:font-weight-complex="bold"/>
    </style:style>
    <style:style style:name="T17" style:family="text">
      <style:text-properties style:font-name="Ubuntu Mono" fo:font-weight="bold" officeooo:rsid="0052f349" style:font-weight-asian="bold" style:font-weight-complex="bold"/>
    </style:style>
    <style:style style:name="T18" style:family="text">
      <style:text-properties style:font-name="Ubuntu Mono" fo:font-weight="bold" officeooo:rsid="00595b01" style:font-weight-asian="bold" style:font-weight-complex="bold"/>
    </style:style>
    <style:style style:name="T19" style:family="text">
      <style:text-properties style:font-name="Ubuntu Mono" fo:font-weight="bold" officeooo:rsid="005b34c9" style:font-weight-asian="bold" style:font-weight-complex="bold"/>
    </style:style>
    <style:style style:name="T20" style:family="text">
      <style:text-properties style:font-name="Ubuntu Mono" fo:font-weight="bold" officeooo:rsid="005cf1f7" style:font-weight-asian="bold" style:font-weight-complex="bold"/>
    </style:style>
    <style:style style:name="T21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22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23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24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25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26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27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28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29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30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31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32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33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34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35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36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37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49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50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51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52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53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94070a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9" style:family="text">
      <style:text-properties officeooo:rsid="0037fed6"/>
    </style:style>
    <style:style style:name="T60" style:family="text">
      <style:text-properties officeooo:rsid="0030af61"/>
    </style:style>
    <style:style style:name="T61" style:family="text">
      <style:text-properties officeooo:rsid="004e2c04"/>
    </style:style>
    <style:style style:name="T62" style:family="text">
      <style:text-properties officeooo:rsid="004ea1bd"/>
    </style:style>
    <style:style style:name="T63" style:family="text">
      <style:text-properties officeooo:rsid="00319152"/>
    </style:style>
    <style:style style:name="T64" style:family="text">
      <style:text-properties officeooo:rsid="004fa5af"/>
    </style:style>
    <style:style style:name="T65" style:family="text">
      <style:text-properties officeooo:rsid="00512c32"/>
    </style:style>
    <style:style style:name="T66" style:family="text">
      <style:text-properties officeooo:rsid="0052f349"/>
    </style:style>
    <style:style style:name="T67" style:family="text">
      <style:text-properties officeooo:rsid="0053a21d"/>
    </style:style>
    <style:style style:name="T68" style:family="text">
      <style:text-properties officeooo:rsid="00588311"/>
    </style:style>
    <style:style style:name="T69" style:family="text">
      <style:text-properties officeooo:rsid="0033e50a"/>
    </style:style>
    <style:style style:name="T70" style:family="text">
      <style:text-properties officeooo:rsid="005cf1f7"/>
    </style:style>
    <style:style style:name="T71" style:family="text">
      <style:text-properties officeooo:rsid="00595b01"/>
    </style:style>
    <style:style style:name="T72" style:family="text">
      <style:text-properties style:font-name="Ubuntu Mono" fo:font-weight="bold" officeooo:rsid="00595b01" style:font-weight-asian="bold" style:font-weight-complex="bold"/>
    </style:style>
    <style:style style:name="T73" style:family="text">
      <style:text-properties style:font-name="Ubuntu Mono" officeooo:rsid="00595b0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2">RDE</text:span>. IES Haría</text:p>
      <text:p text:style-name="P54">UT<text:span text:style-name="T12">7</text:span>. Actividad <text:span text:style-name="T59">de recuperación</text:span></text:p>
      <text:p text:style-name="P55">Parte II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59">Prueba </text:span>Práctica</text:p>
      <text:p text:style-name="P21">Capa de aplicación</text:p>
      <text:p text:style-name="P19"/>
      <text:p text:style-name="P19"/>
      <text:p text:style-name="P18"/>
      <text:p text:style-name="P18"/>
      <text:p text:style-name="P18"/>
      <text:p text:style-name="P53"><text:span text:style-name="T69">DNS</text:span></text:p>
      <text:p text:style-name="P28"/>
      <text:p text:style-name="P26">Utilizando la utilidad <text:span text:style-name="T16">dig</text:span> inserta los <text:span text:style-name="T10">comandos</text:span> y el <text:span text:style-name="T10">resultado</text:span> para realizar las siguientes acciones. </text:p>
      <text:p text:style-name="P26"/>
      <text:p text:style-name="P1"><text:span text:style-name="T40">1</text:span><text:span text:style-name="T41">) Determina, </text:span><text:span text:style-name="T40">en </text:span><text:span text:style-name="T57">formato corto</text:span><text:span text:style-name="T40">, </text:span><text:span text:style-name="T41">los </text:span><text:span text:style-name="T53">nombres de los servidores DNS</text:span><text:span text:style-name="T41"> del dominio </text:span><text:span text:style-name="T37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7"/>
          </table:table-cell>
        </table:table-row>
      </table:table>
      <text:p text:style-name="P2"/>
      <text:p text:style-name="P4"><text:span text:style-name="T23">2</text:span><text:span text:style-name="T21">) </text:span><text:span text:style-name="T25">Obtén</text:span><text:span text:style-name="T21">, </text:span><text:span text:style-name="T23">en </text:span><text:span text:style-name="T49">formato corto</text:span><text:span text:style-name="T23">,</text:span><text:span text:style-name="T25"> la </text:span><text:span text:style-name="T50">dirección IP</text:span><text:span text:style-name="T25"> de </text:span><text:span text:style-name="T33">centos</text:span><text:span text:style-name="T34">.org</text:span><text:span text:style-name="T25"> </text:span><text:span text:style-name="T21">haciendo la consulta a</text:span><text:span text:style-name="T29"> </text:span><text:span text:style-name="T30">uno de los servidores de DNS </text:span><text:span text:style-name="T31">OpenDNS</text:span><text:span text:style-name="T30"> </text:span><text:span text:style-name="T21"><text:s/></text:span><text:span text:style-name="T26">(</text:span><text:span text:style-name="T35">208.67.22</text:span><text:span text:style-name="T36">0</text:span><text:span text:style-name="T35">.22</text:span><text:span text:style-name="T36">0</text:span><text:span text:style-name="T26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7"/>
          </table:table-cell>
        </table:table-row>
      </table:table>
      <text:p text:style-name="P3"/>
      <text:p text:style-name="P5"><text:span text:style-name="T42">3</text:span><text:span text:style-name="T43">) </text:span><text:span text:style-name="T44">Obtén, </text:span><text:span text:style-name="T45">en </text:span><text:span text:style-name="T58">formato corto</text:span><text:span text:style-name="T45">,</text:span><text:span text:style-name="T46"> l</text:span><text:span text:style-name="T47">os</text:span><text:span text:style-name="T46"> </text:span><text:span text:style-name="T54">nombre</text:span><text:span text:style-name="T46"> y la </text:span><text:span text:style-name="T54">dirección</text:span><text:span text:style-name="T55">es</text:span><text:span text:style-name="T54"> </text:span><text:span text:style-name="T56">IP</text:span><text:span text:style-name="T44"> </text:span><text:span text:style-name="T46">del ordenador/</text:span><text:span text:style-name="T40">es</text:span><text:span text:style-name="T46"> al que se mandan los correos que se enví</text:span><text:span text:style-name="T44">a</text:span><text:span text:style-name="T46">n a</text:span><text:span text:style-name="T40">l dominio </text:span><text:span text:style-name="T37">centos</text:span><text:span text:style-name="T38">.</text:span><text:span text:style-name="T39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7"/>
          </table:table-cell>
        </table:table-row>
      </table:table>
      <text:p text:style-name="P6"/>
      <text:p text:style-name="P8"><text:span text:style-name="T24">4</text:span><text:span text:style-name="T22">) </text:span><text:span text:style-name="T21">Obtén, </text:span><text:span text:style-name="T23">en </text:span><text:span text:style-name="T49">formato corto</text:span><text:span text:style-name="T23">,</text:span><text:span text:style-name="T21"> el </text:span><text:span text:style-name="T48">equipo al que está redirigido</text:span><text:span text:style-name="T21"> </text:span><text:span text:style-name="T22">el nombre</text:span><text:span text:style-name="T21"> </text:span><text:span text:style-name="T32">www.</text:span><text:span text:style-name="T33">microsoft.com</text:span><text:span text:style-name="T21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7"/>
          </table:table-cell>
        </table:table-row>
      </table:table>
      <text:p text:style-name="P7"/>
      <text:p text:style-name="P9"><text:span text:style-name="T24">5</text:span><text:span text:style-name="T22">) </text:span><text:span text:style-name="T27">Obtén, en </text:span><text:span text:style-name="T51">formato corto</text:span><text:span text:style-name="T27">, a</text:span><text:span text:style-name="T28"> qué </text:span><text:span text:style-name="T52">nombre</text:span><text:span text:style-name="T28"> está apuntando la dirección </text:span><text:span text:style-name="T33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7"/>
          </table:table-cell>
        </table:table-row>
      </table:table>
      <text:p text:style-name="P17"/>
      <text:p text:style-name="P29">DHCP</text:p>
      <text:p text:style-name="P11"/>
      <text:p text:style-name="P22"><text:span text:style-name="T12">1</text:span>) <text:span text:style-name="T60">Inicia Wireshark con privilegios de administrador </text:span></text:p>
      <text:p text:style-name="P22"/>
      <text:p text:style-name="P39">$ <text:span text:style-name="T60">sudo wireshark</text:span></text:p>
      <text:p text:style-name="P39"/>
      <text:p text:style-name="P25">Inicia la captura de paquetes por la tarjeta de red por la que accedes a la red local </text:p>
      <text:p text:style-name="P23"/>
      <text:p text:style-name="P23"><text:span text:style-name="T61">2</text:span>) Vamos a liberar la configuración de red que actualmente t<text:span text:style-name="T61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6"/>
          </table:table-cell>
        </table:table-row>
      </table:table>
      <text:p text:style-name="P32"/>
      <text:p text:style-name="P40"/>
      <text:p text:style-name="P23"><text:span text:style-name="T61">3</text:span>) Solicita una nueva configuración de red al servidor de DHCP. <text:span text:style-name="T61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6"/>
          </table:table-cell>
        </table:table-row>
      </table:table>
      <text:p text:style-name="P34"/>
      <text:p text:style-name="P33"><text:span text:style-name="T13">4</text:span><text:span text:style-name="T14">) Detén en Wireshark la captura de paquetes. </text:span><text:span text:style-name="T13">Filtra los resultados para que sólo se muestren en Wireshark los paquetes del protocolo DHCP. </text:span><text:span text:style-name="T15">Inserta captura en la que se muestren los paquete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6"/>
          </table:table-cell>
        </table:table-row>
      </table:table>
      <text:p text:style-name="P24"/>
      <text:p text:style-name="P24"><text:span text:style-name="T62">5</text:span>) <text:span text:style-name="T63">Localiza en Wireshark el paquete que el cliente utiliza para intentar </text:span><text:span text:style-name="T8">averigua</text:span><text:span text:style-name="T7">r</text:span><text:span text:style-name="T63"> los servidores de DHCP disponibles en la red. Inserta una o varias capturas de pantalla en la que se </text:span><text:span text:style-name="T7">destaque</text:span><text:span text:style-name="T63"> e </text:span><text:span text:style-name="T7">identifique</text:span><text:span text:style-name="T63">:</text:span></text:p>
      <text:list xml:id="list1561802202" text:style-name="L1">
        <text:list-item>
          <text:p text:style-name="P42">El tipo de mensaje DHCP enviado.</text:p>
        </text:list-item>
        <text:list-item>
          <text:p text:style-name="P42">El protocolo de la capa de transporte utilizados.</text:p>
        </text:list-item>
        <text:list-item>
          <text:p text:style-name="P42">Los puertos de cliente y servidor de la capa de <text:span text:style-name="T64">aplicación.</text:span></text:p>
        </text:list-item>
        <text:list-item>
          <text:p text:style-name="P43"><text:soft-page-break/>La<text:span text:style-name="T65">s</text:span> dirección<text:span text:style-name="T64">es</text:span> IP <text:span text:style-name="T64">de origen y destino del mensaje</text:span></text:p>
        </text:list-item>
        <text:list-item>
          <text:p text:style-name="P44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6"/>
          </table:table-cell>
        </table:table-row>
      </table:table>
      <text:list xml:id="list200317505388843" text:continue-numbering="true" text:style-name="L1">
        <text:list-header>
          <text:p text:style-name="P50"/>
        </text:list-header>
      </text:list>
      <text:p text:style-name="P10"/>
      <text:p text:style-name="P30">scp</text:p>
      <text:p text:style-name="P13"/>
      <text:p text:style-name="P47">Para hacer este apartado, el profesor escribirá en la pizarra la dirección IP del host en el que deberás copiar un archivo. <text:span text:style-name="T70">La ruta de todos los archivos deberás especificarla será relativa. Los pasos a dar son</text:span>:</text:p>
      <text:p text:style-name="P47"/>
      <text:p text:style-name="P48"><text:span text:style-name="T12">1</text:span>) <text:span text:style-name="T71">Copia dentro de la carpeta </text:span><text:span text:style-name="T18">Descargas</text:span><text:span text:style-name="T71"> de tu equipo el fichero /</text:span><text:span text:style-name="T18">etc/passwd.</text:span><text:span text:style-name="T71"> Renombra el fichero copiado y ponle de nombre <text:s/></text:span><text:span text:style-name="T20">passwd</text:span><text:span text:style-name="T17">_</text:span><text:span text:style-name="T11">nombre</text:span><text:span text:style-name="T17">.</text:span><text:span text:style-name="T20">txt</text:span><text:span text:style-name="T17">,</text:span><text:span text:style-name="T71"> donde </text:span><text:span text:style-name="T11">nombre</text:span><text:span text:style-name="T71"> es tu nombre.</text:span></text:p>
      <text:p text:style-name="P48"/>
      <text:p text:style-name="P46">2) <text:span text:style-name="T71">Accede a la carpeta Descargas de tu equipo. Utilizando </text:span><text:span text:style-name="T17">scp</text:span><text:span text:style-name="T66"> en tu equipo, copia en la carpeta </text:span><text:span text:style-name="T20">recuperacion</text:span><text:span text:style-name="T66"> del host indicado por el profesor el archivo </text:span><text:span text:style-name="T20">passwd</text:span><text:span text:style-name="T17">_</text:span><text:span text:style-name="T11">nombre</text:span><text:span text:style-name="T17">.</text:span><text:span text:style-name="T20">txt</text:span><text:span text:style-name="T66">.</text:span></text:p>
      <text:p text:style-name="P46"/>
      <text:p text:style-name="P49">Inserta <text:span text:style-name="T70">todos los </text:span>comando<text:span text:style-name="T70">s</text:span> utilizad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/>
          </table:table-cell>
        </table:table-row>
      </table:table>
      <text:p text:style-name="P51"/>
      <text:p text:style-name="P27"/>
      <text:p text:style-name="P31">Acceso remoto</text:p>
      <text:p text:style-name="P31"/>
      <text:p text:style-name="P27"><text:span text:style-name="T67">1) I</text:span>nstala, en caso de no estar instalado ya, <text:span text:style-name="T10">x11vnc</text:span> en la máquina virtual <text:span text:style-name="T67">utilizada en el apartado anterior</text:span>.</text:p>
      <text:p text:style-name="P27"/>
      <text:p text:style-name="P27">A continuación comparte el escritorio actual con las siguientes características:</text:p>
      <text:p text:style-name="P27"/>
      <text:list xml:id="list2266309341" text:style-name="L3">
        <text:list-item>
          <text:p text:style-name="P45">Se ejecute en segundo plano</text:p>
        </text:list-item>
        <text:list-item>
          <text:p text:style-name="P45">Sea necesario utilizar contraseña para acceder al mismo.</text:p>
        </text:list-item>
        <text:list-item>
          <text:p text:style-name="P45">El cliente <text:span text:style-name="T68">podrá </text:span>interactuar <text:span text:style-name="T68">con el escritorio remoto.</text:span></text:p>
        </text:list-item>
        <text:list-item>
          <text:p text:style-name="P45">La imagen estará rotada <text:span text:style-name="T68">9</text:span>0º</text:p>
        </text:list-item>
        <text:list-item>
          <text:p text:style-name="P45">El escritorio se compartira automáticamente una vez que el cliente cierre la conexión</text:p>
        </text:list-item>
      </text:list>
      <text:p text:style-name="P27"/>
      <text:p text:style-name="P27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8"/>
          </table:table-cell>
        </table:table-row>
      </table:table>
      <text:p text:style-name="P35"/>
      <text:p text:style-name="P12"/>
      <text:p text:style-name="P14"><text:span text:style-name="T67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8"/>
          </table:table-cell>
        </table:table-row>
      </table:table>
      <text:p text:style-name="P15"/>
      <text:p text:style-name="P14"/>
      <text:p text:style-name="P16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I</text:span><text:span text:style-name="MT3"> 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751109646F8DE08B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meta:creation-date>2006-10-17T21:47:29</meta:creation-date>
    <dc:date>2018-05-23T20:03:15.925852510</dc:date>
    <meta:print-date>2006-12-12T00:09:40</meta:print-date>
    <dc:language>es-ES</dc:language>
    <meta:editing-cycles>92</meta:editing-cycles>
    <meta:editing-duration>P1DT5H46M13S</meta:editing-duration>
    <meta:document-statistic meta:table-count="12" meta:image-count="1" meta:object-count="0" meta:page-count="3" meta:paragraph-count="43" meta:word-count="536" meta:character-count="3212" meta:non-whitespace-character-count="2721"/>
    <meta:user-defined meta:name="Info 1"/>
    <meta:user-defined meta:name="Info 2"/>
    <meta:user-defined meta:name="Info 3"/>
    <meta:user-defined meta:name="Info 4"/>
  </office:meta>
</office:document-meta>
</file>